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Text_20_body">
      <style:paragraph-properties fo:line-height="150%"/>
      <style:text-properties officeooo:paragraph-rsid="0005a404"/>
    </style:style>
    <style:style style:name="P3" style:family="paragraph" style:parent-style-name="Heading_20_2">
      <style:text-properties style:text-underline-style="solid" style:text-underline-width="auto" style:text-underline-color="font-color" officeooo:rsid="000c0027" officeooo:paragraph-rsid="000c0027"/>
    </style:style>
    <style:style style:name="P4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5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6" style:family="paragraph" style:parent-style-name="Text_20_body">
      <style:paragraph-properties fo:line-height="150%"/>
      <style:text-properties officeooo:paragraph-rsid="0005a404"/>
    </style:style>
    <style:style style:name="P7" style:family="paragraph" style:parent-style-name="Text_20_body">
      <style:paragraph-properties fo:line-height="150%"/>
      <style:text-properties officeooo:rsid="000a9b70" officeooo:paragraph-rsid="000a9b70"/>
    </style:style>
    <style:style style:name="P8" style:family="paragraph" style:parent-style-name="Text_20_body">
      <style:paragraph-properties fo:line-height="150%"/>
      <style:text-properties style:font-name="Arial" style:text-underline-style="none" officeooo:rsid="000c0027" officeooo:paragraph-rsid="000c0027"/>
    </style:style>
    <style:style style:name="P9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10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11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12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13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4" text:outline-level="2">Introducción</text:h>
      <text:p text:style-name="P5"/>
      <text:p text:style-name="P2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7"><text:span text:style-name="T4">L</text:span><text:span text:style-name="T1">as tecnologías que se empleará será, PHP, </text:span><text:span text:style-name="T6">mysql,</text:span><text:span text:style-name="T1"> Javascript, html, css y algun framework como bootstrap.</text:span></text:p>
      <text:p text:style-name="P7"><text:span text:style-name="T1"/></text:p>
      <text:h text:style-name="P3" text:outline-level="2">Planificación y seguimiento</text:h>
      <text:p text:style-name="P2"/>
      <text:p text:style-name="P8">Objetivos o hitos:</text:p>
      <text:list xml:id="list3773771490" text:style-name="L1">
        <text:list-item>
          <text:p text:style-name="P9">Diseño del Index.php</text:p>
        </text:list-item>
        <text:list-item>
          <text:p text:style-name="P9">Crear estructura BBDD</text:p>
        </text:list-item>
        <text:list-item>
          <text:p text:style-name="P9">Crear la tabla de usuarios</text:p>
        </text:list-item>
        <text:list-item>
          <text:p text:style-name="P9">Realización del inicio de sesión de usuarios mediante sesiones en PHP</text:p>
        </text:list-item>
        <text:list-item>
          <text:p text:style-name="P9">Realización del registro de usuarios en la BBDD a usuarios</text:p>
        </text:list-item>
        <text:list-item>
          <text:p text:style-name="P9">Conexión de la pagina de inicio de sesión con el registro de usuarios</text:p>
        </text:list-item>
        <text:list-item>
          <text:p text:style-name="P10">Entrada a la página principal.</text:p>
        </text:list-item>
        <text:list-item>
          <text:p text:style-name="P10">Diseño de la página principal</text:p>
        </text:list-item>
        <text:list-item>
          <text:p text:style-name="P11">Realización y estructura del menú, barra lateral y barra superior del menú.</text:p>
        </text:list-item>
        <text:list-item>
          <text:p text:style-name="P11">Realización del botón de cerrar sesión</text:p>
        </text:list-item>
        <text:list-item>
          <text:p text:style-name="P11">Funcionalidad del botón de cerrar sesión</text:p>
        </text:list-item>
        <text:list-item>
          <text:p text:style-name="P12">Crear tabla de imágenes en la BBDD</text:p>
        </text:list-item>
        <text:list-item>
          <text:p text:style-name="P12">Introducir la función de subir foto </text:p>
        </text:list-item>
        <text:list-item>
          <text:p text:style-name="P12"><text:soft-page-break/>Mostrar imágenes en la página principal</text:p>
        </text:list-item>
        <text:list-item>
          <text:p text:style-name="P12">Mostrar imágenes que sube cada usuario con las sesiones en la página principal</text:p>
        </text:list-item>
        <text:list-item>
          <text:p text:style-name="P12">Diseño de la galería de imagenes, forma de mostrar las imágenes.</text:p>
        </text:list-item>
        <text:list-item>
          <text:p text:style-name="P12">Busqueda de articulos por tipo</text:p>
        </text:list-item>
        <text:list-item>
          <text:p text:style-name="P13">Cambiar la función de subir foto en forma de botón en le menu superior</text:p>
        </text:list-item>
        <text:list-item>
          <text:p text:style-name="P13">Añadir la sección de favoritos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0-25T12:03:56.013000000</dc:date>
    <meta:editing-duration>PT3H44M52S</meta:editing-duration>
    <meta:editing-cycles>9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24" meta:word-count="290" meta:character-count="1610" meta:non-whitespace-character-count="1362"/>
  </office:meta>
</office:document-meta>
</file>